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start" style:justify-single-word="false"/>
      <style:text-properties fo:font-size="12pt" fo:font-weight="normal" officeooo:rsid="00170e48" officeooo:paragraph-rsid="00170e48" style:font-size-asian="12pt" style:font-weight-asian="normal" style:font-size-complex="12pt" style:font-weight-complex="normal"/>
    </style:style>
    <style:style style:name="P2" style:family="paragraph" style:parent-style-name="Heading_20_1">
      <style:paragraph-properties fo:text-align="start" style:justify-single-word="false"/>
      <style:text-properties officeooo:rsid="00170e48" officeooo:paragraph-rsid="00170e48"/>
    </style:style>
    <style:style style:name="P3" style:family="paragraph" style:parent-style-name="Heading_20_1">
      <style:paragraph-properties fo:text-align="center" style:justify-single-word="false"/>
      <style:text-properties fo:font-size="20pt" fo:font-style="normal" officeooo:paragraph-rsid="0017e9ee" style:font-size-asian="20pt" style:font-style-asian="normal" style:font-size-complex="20pt" style:font-style-complex="normal"/>
    </style:style>
    <style:style style:name="P4" style:family="paragraph" style:parent-style-name="Standard">
      <style:text-properties fo:color="#000000" fo:font-size="15pt" fo:font-weight="bold" officeooo:paragraph-rsid="001539d7" style:font-size-asian="15pt" style:font-weight-asian="bold" style:font-size-complex="15pt" style:font-weight-complex="bold"/>
    </style:style>
    <style:style style:name="P5" style:family="paragraph" style:parent-style-name="Standard">
      <style:text-properties fo:color="#000000" fo:font-size="12pt" fo:font-weight="normal" officeooo:paragraph-rsid="001539d7" style:font-size-asian="12pt" style:font-weight-asian="normal" style:font-size-complex="12pt" style:font-weight-complex="normal"/>
    </style:style>
    <style:style style:name="P6" style:family="paragraph" style:parent-style-name="Standard">
      <style:text-properties fo:color="#000000" fo:font-size="13pt" fo:font-weight="bold" style:font-size-asian="13pt" style:font-weight-asian="bold" style:font-size-complex="13pt" style:font-weight-complex="bold"/>
    </style:style>
    <style:style style:name="P7" style:family="paragraph" style:parent-style-name="Standard">
      <style:text-properties fo:color="#000000" fo:font-size="13pt" fo:font-weight="bold" officeooo:rsid="000d7fbc" officeooo:paragraph-rsid="0019c6b4" style:font-size-asian="13pt" style:font-weight-asian="bold" style:font-size-complex="13pt" style:font-weight-complex="bold"/>
    </style:style>
    <style:style style:name="P8" style:family="paragraph" style:parent-style-name="Standard">
      <style:text-properties fo:color="#000000" fo:font-size="13pt" fo:font-weight="bold" officeooo:rsid="001aa519" officeooo:paragraph-rsid="001aa519" style:font-size-asian="13pt" style:font-weight-asian="bold" style:font-size-complex="13pt" style:font-weight-complex="bold"/>
    </style:style>
    <style:style style:name="P9" style:family="paragraph" style:parent-style-name="Standard">
      <style:text-properties fo:color="#000000" fo:font-size="11pt" fo:font-weight="normal" officeooo:rsid="000e3826" officeooo:paragraph-rsid="000e3826" style:font-size-asian="11pt" style:font-weight-asian="normal" style:font-size-complex="11pt" style:font-weight-complex="normal"/>
    </style:style>
    <style:style style:name="P10" style:family="paragraph" style:parent-style-name="Standard">
      <style:text-properties fo:font-size="9pt" officeooo:paragraph-rsid="0012d6d2" style:font-size-asian="9pt" style:font-size-complex="9pt"/>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center" style:justify-single-word="false"/>
      <style:text-properties officeooo:rsid="000bcd1f" officeooo:paragraph-rsid="000bcd1f"/>
    </style:style>
    <style:style style:name="P13" style:family="paragraph" style:parent-style-name="Text_20_body">
      <style:text-properties officeooo:paragraph-rsid="000eae45"/>
    </style:style>
    <style:style style:name="P14" style:family="paragraph" style:parent-style-name="Text_20_body">
      <style:text-properties fo:font-size="11pt" officeooo:paragraph-rsid="001371a5" style:font-size-asian="11pt" style:font-size-complex="11pt"/>
    </style:style>
    <style:style style:name="P15" style:family="paragraph" style:parent-style-name="Text_20_body">
      <style:text-properties fo:font-size="11pt" officeooo:paragraph-rsid="001430d9" style:font-size-asian="11pt" style:font-size-complex="11pt"/>
    </style:style>
    <style:style style:name="P16" style:family="paragraph" style:parent-style-name="Text_20_body">
      <style:paragraph-properties fo:padding="0.049cm" fo:border="0.06pt solid #e3e3e3"/>
      <style:text-properties fo:font-size="11pt" style:font-size-asian="11pt" style:font-size-complex="11pt"/>
    </style:style>
    <style:style style:name="P17" style:family="paragraph" style:parent-style-name="Text_20_body">
      <style:paragraph-properties fo:text-align="start" style:justify-single-word="false"/>
      <style:text-properties fo:font-size="11pt" fo:font-weight="normal" officeooo:rsid="0017e9ee" officeooo:paragraph-rsid="00170e48" style:font-size-asian="11pt" style:font-weight-asian="normal" style:font-size-complex="11pt" style:font-weight-complex="normal"/>
    </style:style>
    <style:style style:name="P18" style:family="paragraph" style:parent-style-name="Text_20_body">
      <style:text-properties fo:font-size="11pt" officeooo:rsid="002020b4" officeooo:paragraph-rsid="002020b4" style:font-size-asian="11pt" style:font-size-complex="11pt"/>
    </style:style>
    <style:style style:name="P19" style:family="paragraph" style:parent-style-name="Text_20_body">
      <style:paragraph-properties fo:padding="0.049cm" fo:border="0.06pt solid #e3e3e3"/>
      <style:text-properties officeooo:paragraph-rsid="0012d6d2"/>
    </style:style>
    <style:style style:name="P20" style:family="paragraph" style:parent-style-name="Standard">
      <style:text-properties fo:font-size="11pt" style:font-size-asian="11pt" style:font-size-complex="11pt"/>
    </style:style>
    <style:style style:name="P21" style:family="paragraph" style:parent-style-name="Standard">
      <style:text-properties fo:color="#000000" fo:font-size="11pt" fo:font-weight="normal" officeooo:rsid="000e3826" officeooo:paragraph-rsid="000eae45" style:font-size-asian="11pt" style:font-weight-asian="normal" style:font-size-complex="11pt" style:font-weight-complex="normal"/>
    </style:style>
    <style:style style:name="P22" style:family="paragraph" style:parent-style-name="Standard">
      <style:text-properties fo:color="#000000" fo:font-size="13pt" fo:font-weight="normal" officeooo:rsid="0019f8d1" officeooo:paragraph-rsid="0019f8d1" style:font-size-asian="13pt" style:font-weight-asian="normal" style:font-size-complex="13pt" style:font-weight-complex="normal"/>
    </style:style>
    <style:style style:name="P23" style:family="paragraph" style:parent-style-name="Standard">
      <style:text-properties fo:color="#000000" fo:font-size="13pt" fo:font-weight="normal" officeooo:rsid="0019f8d1" officeooo:paragraph-rsid="000e3826" style:font-size-asian="13pt" style:font-weight-asian="normal" style:font-size-complex="13pt" style:font-weight-complex="normal"/>
    </style:style>
    <style:style style:name="P24" style:family="paragraph" style:parent-style-name="Standard">
      <style:text-properties fo:color="#000000" fo:font-size="13pt" fo:font-weight="bold" officeooo:rsid="001aa519" officeooo:paragraph-rsid="001aa519" style:font-size-asian="13pt" style:font-weight-asian="bold" style:font-size-complex="13pt" style:font-weight-complex="bold"/>
    </style:style>
    <style:style style:name="P25" style:family="paragraph" style:parent-style-name="Standard">
      <style:text-properties fo:color="#000000" fo:font-size="13pt" fo:font-weight="bold" officeooo:rsid="002020b4" officeooo:paragraph-rsid="002020b4" style:font-size-asian="13pt" style:font-weight-asian="bold" style:font-size-complex="13pt" style:font-weight-complex="bold"/>
    </style:style>
    <style:style style:name="P26" style:family="paragraph" style:parent-style-name="Standard">
      <style:text-properties fo:font-size="9pt" fo:font-style="italic" style:text-underline-style="solid" style:text-underline-width="auto" style:text-underline-color="font-color" officeooo:rsid="0012d6d2" officeooo:paragraph-rsid="0012d6d2" style:font-size-asian="9pt" style:font-style-asian="italic" style:font-size-complex="9pt" style:font-style-complex="italic"/>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1pt" style:font-size-asian="11pt" style:font-size-complex="11pt"/>
    </style:style>
    <style:style style:name="T3" style:family="text">
      <style:text-properties fo:font-size="11pt" officeooo:rsid="0017e9ee" style:font-size-asian="11pt" style:font-size-complex="11pt"/>
    </style:style>
    <style:style style:name="T4" style:family="text">
      <style:text-properties fo:font-size="11pt" officeooo:rsid="001d72a8" style:font-size-asian="11pt" style:font-size-complex="11pt"/>
    </style:style>
    <style:style style:name="T5" style:family="text">
      <style:text-properties fo:font-size="11pt" officeooo:rsid="0012d090" style:font-size-asian="11pt" style:font-size-complex="11pt"/>
    </style:style>
    <style:style style:name="T6" style:family="text">
      <style:text-properties fo:font-size="11pt" officeooo:rsid="0012d6d2" style:font-size-asian="11pt" style:font-size-complex="11pt"/>
    </style:style>
    <style:style style:name="T7" style:family="text">
      <style:text-properties fo:font-size="11pt" officeooo:rsid="001371a5" style:font-size-asian="11pt" style:font-size-complex="11pt"/>
    </style:style>
    <style:style style:name="T8" style:family="text">
      <style:text-properties fo:font-size="11pt" fo:font-weight="normal" style:font-size-asian="11pt" style:font-weight-asian="normal" style:font-size-complex="11pt" style:font-weight-complex="normal"/>
    </style:style>
    <style:style style:name="T9" style:family="text">
      <style:text-properties fo:font-size="11pt" fo:font-weight="normal" officeooo:rsid="0017e9ee" style:font-size-asian="11pt" style:font-weight-asian="normal" style:font-size-complex="11pt" style:font-weight-complex="normal"/>
    </style:style>
    <style:style style:name="T10" style:family="text">
      <style:text-properties officeooo:rsid="000eae45"/>
    </style:style>
    <style:style style:name="T11" style:family="text">
      <style:text-properties fo:font-style="italic" style:font-style-asian="italic" style:font-style-complex="italic"/>
    </style:style>
    <style:style style:name="T12" style:family="text">
      <style:text-properties officeooo:rsid="0012d6d2"/>
    </style:style>
    <style:style style:name="T13" style:family="text">
      <style:text-properties officeooo:rsid="001371a5"/>
    </style:style>
    <style:style style:name="T14" style:family="text">
      <style:text-properties officeooo:rsid="001430d9"/>
    </style:style>
    <style:style style:name="T15" style:family="text">
      <style:text-properties officeooo:rsid="0017e9ee"/>
    </style:style>
    <style:style style:name="T16" style:family="text">
      <style:text-properties fo:font-size="13pt" style:font-size-asian="13pt" style:font-size-complex="13pt"/>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officeooo:rsid="001d72a8"/>
    </style:style>
    <style:style style:name="T19" style:family="text">
      <style:text-properties officeooo:rsid="001ec8e6"/>
    </style:style>
    <style:style style:name="T20" style:family="text">
      <style:text-properties officeooo:rsid="001fa3a9"/>
    </style:style>
    <style:style style:name="T21" style:family="text">
      <style:text-properties officeooo:rsid="002020b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7">GRAVOUIL Achille</text:span><text:span text:style-name="T1"> </text:span><text:span text:style-name="T9">(</text:span><text:a xlink:type="simple" xlink:href="mailto:achille.gravouil@etud.univ-pau.fr" text:style-name="Internet_20_link" text:visited-style-name="Visited_20_Internet_20_Link"><text:span text:style-name="T8">achille.gravouil@etud.univ-pau.fr</text:span></text:a><text:span text:style-name="T9">)</text:span></text:h>
      <text:h text:style-name="P1" text:outline-level="1"><text:span text:style-name="T16">GARCIA Matéo</text:span><text:span text:style-name="T2"> </text:span><text:span text:style-name="T3">(</text:span><text:a xlink:type="simple" xlink:href="mailto:garcia.m@etud.univ-pau.fr" text:style-name="Internet_20_link" text:visited-style-name="Visited_20_Internet_20_Link"><text:span text:style-name="T2">garcia.m@etud.univ-pau.fr</text:span></text:a><text:span text:style-name="T3">)</text:span></text:h>
      <text:p text:style-name="P17"/>
      <text:h text:style-name="P3" text:outline-level="1">Compte rendu du Projet Systèmes Distribués </text:h>
      <text:h text:style-name="P3" text:outline-level="1">et Systèmes d'Exploitation</text:h>
      <text:p text:style-name="P11"/>
      <text:p text:style-name="P12"/>
      <text:p text:style-name="P20"/>
      <text:p text:style-name="P7">C<text:span text:style-name="T15">OMPILATION ET EXÉCUTION</text:span> :</text:p>
      <text:p text:style-name="P8">Organisation du dossier :</text:p>
      <text:p text:style-name="P25">Un makefile présent dans la partie centralise permet d’executer tout d’un coup avec la commande make run.</text:p>
      <text:p text:style-name="P25">La commande make run_client permet de compiler et lancer un client.</text:p>
      <text:p text:style-name="P25">La commande make clean_pipes permet de supprimer tous fichiers de pipes</text:p>
      <text:p text:style-name="P25">La commande make clean permet de supprimer les pipes et les executables.</text:p>
      <text:p text:style-name="P25">Le serveur GestionCompte sera exécuter depuis NetBeans.</text:p>
      <text:p text:style-name="P25">Lors du lancement de la partie centrale, il faudra renseigner l’adresse IP du serveur GestionCompte et le port de communication entre les deux.</text:p>
      <text:p text:style-name="P25">Lors de l’exécution d’un client, il faudra renseigner l’adresse ip du serveur et le port du serveur</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8"><text:soft-page-break/>tree :</text:p>
      <text:p text:style-name="P21">├── client_chat</text:p>
      <text:p text:style-name="P21">│ <text:s text:c="2"/>├── afficheur_msg.c</text:p>
      <text:p text:style-name="P21">│ <text:s text:c="2"/>└── client.c</text:p>
      <text:p text:style-name="P21">├── gestion_compte</text:p>
      <text:p text:style-name="P21">│ <text:s text:c="2"/>├── nbactions.xml</text:p>
      <text:p text:style-name="P21">│ <text:s text:c="2"/>├── pom.xml</text:p>
      <text:p text:style-name="P21">│ <text:s text:c="2"/>├── src</text:p>
      <text:p text:style-name="P21">│ <text:s text:c="2"/>│ <text:s text:c="2"/>├── main</text:p>
      <text:p text:style-name="P21">│ <text:s text:c="2"/>│ <text:s text:c="2"/>│ <text:s text:c="2"/>├── java</text:p>
      <text:p text:style-name="P21">│ <text:s text:c="2"/>│ <text:s text:c="2"/>│ <text:s text:c="2"/>│ <text:s text:c="2"/>└── com</text:p>
      <text:p text:style-name="P21">│ <text:s text:c="2"/>│ <text:s text:c="2"/>│ <text:s text:c="2"/>│ <text:s text:c="6"/>└── gestion_compte</text:p>
      <text:p text:style-name="P21">│ <text:s text:c="2"/>│ <text:s text:c="2"/>│ <text:s text:c="2"/>│ <text:s text:c="10"/>├── GestionCompte.java</text:p>
      <text:p text:style-name="P21">│ <text:s text:c="2"/>│ <text:s text:c="2"/>│ <text:s text:c="2"/>│ <text:s text:c="10"/>└── ICompte.java</text:p>
      <text:p text:style-name="P21">│ <text:s text:c="2"/>│ <text:s text:c="2"/>│ <text:s text:c="2"/>└── resources</text:p>
      <text:p text:style-name="P21">│ <text:s text:c="2"/>│ <text:s text:c="2"/>│ <text:s text:c="6"/>└── bdd_compte.txt</text:p>
      <text:p text:style-name="P21">└── partie_centralise</text:p>
      <text:p text:style-name="P21"><text:s text:c="4"/>├── clientrmi</text:p>
      <text:p text:style-name="P21"><text:s text:c="4"/>│ <text:s text:c="2"/>├── nbactions.xml</text:p>
      <text:p text:style-name="P21"><text:s text:c="4"/>│ <text:s text:c="2"/>├── pom.xml</text:p>
      <text:p text:style-name="P21"><text:s text:c="4"/>│ <text:s text:c="2"/>├── src</text:p>
      <text:p text:style-name="P21"><text:s text:c="4"/>│ <text:s text:c="2"/>│ <text:s text:c="2"/>├── main</text:p>
      <text:p text:style-name="P21"><text:s text:c="4"/>│ <text:s text:c="2"/>│ <text:s text:c="2"/>│ <text:s text:c="2"/>├── java</text:p>
      <text:p text:style-name="P21"><text:s text:c="4"/>│ <text:s text:c="2"/>│ <text:s text:c="2"/>│ <text:s text:c="2"/>│ <text:s text:c="2"/>└── com</text:p>
      <text:p text:style-name="P21"><text:s text:c="4"/>│ <text:s text:c="2"/>│ <text:s text:c="2"/>│ <text:s text:c="2"/>│ <text:s text:c="6"/>└── clientrmi</text:p>
      <text:p text:style-name="P21"><text:s text:c="4"/>│ <text:s text:c="2"/>│ <text:s text:c="2"/>│ <text:s text:c="2"/>│ <text:s text:c="10"/>├── ClientRMI.class</text:p>
      <text:p text:style-name="P21"><text:s text:c="4"/>│ <text:s text:c="2"/>│ <text:s text:c="2"/>│ <text:s text:c="2"/>│ <text:s text:c="10"/>├── ClientRMI.java</text:p>
      <text:p text:style-name="P21"><text:s text:c="4"/>│ <text:s text:c="2"/>│ <text:s text:c="2"/>│ <text:s text:c="2"/>│ <text:s text:c="10"/>└── CustomSecurityManager.java</text:p>
      <text:p text:style-name="P21"><text:s text:c="4"/>├── file_message</text:p>
      <text:p text:style-name="P21"><text:s text:c="4"/>│ <text:s text:c="2"/>└── file_msg.c</text:p>
      <text:p text:style-name="P21"><text:s text:c="4"/>├── gestion_requete</text:p>
      <text:p text:style-name="P21"><text:s text:c="4"/>│ <text:s text:c="2"/>└── gest_req.c</text:p>
      <text:p text:style-name="P21"><text:s text:c="4"/>├── main.c</text:p>
      <text:p text:style-name="P21"><text:s text:c="4"/>├── Makefile</text:p>
      <text:p text:style-name="P21"><text:s text:c="4"/>├── memoire_partagee</text:p>
      <text:p text:style-name="P21"><text:s text:c="4"/>│ <text:s text:c="2"/>└── mem_part.txt</text:p>
      <text:p text:style-name="P21"><text:s text:c="4"/>└── server_com</text:p>
      <text:p text:style-name="P21"><text:s text:c="8"/>└── server.c</text:p>
      <text:p text:style-name="P21"/>
      <text:p text:style-name="P21"/>
      <text:p text:style-name="P6"><text:span text:style-name="T15">FONCTIONNEMENT DE L’APPLICATION</text:span> :</text:p>
      <text:p text:style-name="P4"/>
      <text:p text:style-name="P5">------------------------------------------------------------------------------------------------------------------------</text:p>
      <text:p text:style-name="P26">Résumé du projet :</text:p>
      <text:p text:style-name="P10"/>
      <text:p text:style-name="P10"><text:span text:style-name="T11">Le projet consiste à développer un outil de chat permettant à plusieurs utilisateurs de dialoguer. Chaque utilisateur possède un compte avec un pseudo et un mot de passe. Une fois connecté, un utilisateur peut envoyer des messages à tous les autres utilisateurs connectés. L'architecture comprend des éléments en Java pour la gestion des comptes et en C pour la communication entre les utilisateurs.</text:span> </text:p>
      <text:p text:style-name="Standard">------------------------------------------------------------------------------------------------------------------------</text:p>
      <text:p text:style-name="P13"><text:span text:style-name="T10"><text:line-break/></text:span><text:span text:style-name="T4">Le projet est lancé sur plusieurs machines. La paartie central comporte 4 terminaux, avec en exécution le serveur communication qui permet la communication entre le client et la partie centrale (en tcp), la file message qui fait l’intermédiare entre le serveur communication et le gestion requete, le gestion requete qui fait l’intermediaire entre file message et le client RMI (en UDP) et le client RMI qui se connecte au serveur </text:span><text:soft-page-break/><text:span text:style-name="T4">Gestion Compte qui est sur une autre machine. Ce serveur java permettra la gestion des comptes et contiendra aussi toutes les infos sur les comptes présents.</text:span></text:p>
      <text:p text:style-name="P16"><text:span text:style-name="T12">Pour commencer </text:span><text:span text:style-name="T13">parlons de la partie client_chat. L</text:span>e terminal du client <text:span text:style-name="T13">(client.c)</text:span> <text:span text:style-name="T12">affiche un menu</text:span>, <text:span text:style-name="T18">avec lequel</text:span><text:span text:style-name="T12"> </text:span>l'utilisateur peut interagir <text:span text:style-name="T18">pour</text:span><text:span text:style-name="T13"> choisir </text:span>différents choix. <text:span text:style-name="T12">Dans un premier temps, i</text:span>l peut se connecter, créer un compte, supprimer un compte existant ou quitter le client. Pour créer un compte, l'utilisateur sélectionne l'option correspondante et saisit un pseudo unique ainsi qu'un mot de passe d'au moins quatre caractères. <text:span text:style-name="T12">De la même façon</text:span>, il peut supprimer un compte en fournissant les bonnes informations d'identification. <text:span text:style-name="T12">Aussi</text:span>, une liste de comptes préexistants est stockée dans le dossier « ressources » du gestionnaire de compte <text:span text:style-name="T14">(GestionCompte.java)</text:span>. <text:span text:style-name="T12">Ce qui permet aux </text:span>utilisateurs <text:span text:style-name="T12">de </text:span>se connecter en utilisant <text:span text:style-name="T12">soit </text:span>leurs identifiants <text:span text:style-name="T12">déjà </text:span>existants <text:span text:style-name="T12">soit</text:span> ceux nouvellement créés.</text:p>
      <text:p text:style-name="P19"><text:span text:style-name="T4">Une fois connecté</text:span><text:span text:style-name="T5">, l'utilisateur a accès à quatre options principales : écrire un message, afficher la liste des utilisateurs connectés, se déconnecter ou quitter le client. Chaque requête effectuée par l'utilisateur est identifiée par un préfixe spécifique, ce qui facilite la vérification des données. </text:span><text:span text:style-name="T4">L</text:span><text:span text:style-name="T5">orsque l'utilisateur choisit d'écrire un message, cela ouvre un afficheur de messages </text:span><text:span text:style-name="T7">(afficheur_msg.c)</text:span><text:span text:style-name="T5"> qui affiche toutes les interactions entre les </text:span><text:span text:style-name="T6">différents </text:span><text:span text:style-name="T5">utilisateurs connectés. </text:span><text:span text:style-name="T6">Celui-ci fonctionne grâce à un pipe nommé unique pour chaque client. </text:span><text:span text:style-name="T5">Ce visualiseur se ferme lorsque l'utilisateur se déconnecte. </text:span><text:span text:style-name="T4">La</text:span><text:span text:style-name="T6"> liste des utilisateurs connectés permet de visualiser comme son nom l’indique les utilisateurs connect</text:span><text:span text:style-name="T4">és</text:span><text:span text:style-name="T6">.</text:span></text:p>
      <text:p text:style-name="P16">Dans la partie centralise de l'application, le serveur joue un rôle crucial en assurant toutes les interactions entre les clients via une socket TCP. De plus, il gère les préfixes nécessaires à l'envoi des messages vers le file message en fonction des choix effectués par l'utilisateur. <text:span text:style-name="T19">On ouvrira un thread par client qui se connecte pour gérer en parralèlle plusieurs client à la fois (jusqu’à 10). </text:span><text:span text:style-name="T20">Lors de la fermeture d’un socket, si il était détenu par un client connecté, le serveur s’occupera d’envoyer la demande de déconnexion (et donc de suppression de la mémoire partagé) au gestionnaire requete.</text:span></text:p>
      <text:p text:style-name="P16">Le file message <text:span text:style-name="T13">(file_msg.c)</text:span>, quant à lui, est constamment à l'écoute des messages provenant du <text:span text:style-name="T19">serveur. Dés lors qu’il reçoit un message, il s’occupera de le transmettre et de renvoyer la réponse au bon thread du serveur en utilisant le thread id. </text:span>Il agit comme un canal de communication centralisé pour la transmission des messages entre les différents composants du système <text:span text:style-name="T20">et implémente une file d’attente si trop de thread du serveur envoie des messages en même temps.</text:span></text:p>
      <text:p text:style-name="P14">Le gestionnaire de requêtes <text:span text:style-name="T13">(gest_req.c) </text:span>est responsable du traitement des requêtes émises par les utilisateurs <text:span text:style-name="T13">et il fonctionne grâce à notre système de préfixe</text:span>. De plus, <text:span text:style-name="T13">comme je l’ai indiqué plus haut, le processus communication et le gestionnaire de requêtes gèrent</text:span> une mémoire partagée<text:span text:style-name="T13"> </text:span>pour maintenir une liste actualisée des utilisateurs connectés au système. Cette mémoire partagée permet une coordination efficace entre les deux processus pour garantir que la liste des utilisateurs est toujours à jour. <text:span text:style-name="T19">Le gestionnaire requete sera donc responsable d’ajouter ou de supprimer de la mémoire partagé les pseudos des utilisateurs en fonction de leurs actions et des messages reçu. </text:span><text:span text:style-name="T13">De plus, le gestionnaire de requêtes est relié au client RMI par une socket UDP </text:span><text:span text:style-name="T20">(port 4003)</text:span><text:span text:style-name="T13">. </text:span></text:p>
      <text:p text:style-name="P14">En effet, le client RMI <text:span text:style-name="T13">(ClientRMI.java)</text:span> agit comme une passerelle entre l'interface utilisateur Java et les fonctionnalités fournies par le serveur <text:span text:style-name="T13">gestion_requête.c </text:span><text:span text:style-name="T21">au quel il se connecte en RMI</text:span>. Il permet aux utilisateurs de se connecter, de créer et de supprimer des comptes. </text:p>
      <text:p text:style-name="P15"><text:span text:style-name="T13">Mais avant de parler de la dernier partie, gestion comp</text:span><text:span text:style-name="T14">te </text:span><text:span text:style-name="T13">(GestionCompte.java</text:span><text:span text:style-name="T14">), </text:span>Le processus principal <text:span text:style-name="T14">(main.c) </text:span>est responsable de lancer tous les <text:span text:style-name="T14">processus</text:span> de la partie centralisée du système <text:span text:style-name="T14">en ouvrant autant de terminaux que nécessaires.</text:span> Sa fonction principale est d'initier et de coordonner les différents processus en créant et initialisant la mémoire partagée ainsi que la file de messages. De plus, il est chargé de garantir une fermeture ordonnée et propre de tous les éléments de la partie centralisée lorsque cela est nécessaire <text:span text:style-name="T21">dont la fermeture des pipes par exemple</text:span>.</text:p>
      <text:p text:style-name="P18"><text:soft-page-break/>Pour finir le GestionCompte, est l’implémentation de l’interface Icompte. Il permet d’accéder à la base de données contenant toutes les infos sur les comptes et est le seul à pouvoir les modifier. </text:p>
      <text:p text:style-name="P15">En résumé, une fois le projet lancé, une infrastructure complexe de terminaux, de processus, <text:span text:style-name="T14">de socket, de thread, de </text:span>communication <text:span text:style-name="T14">et etc </text:span>est mise en place pour permettre aux utilisateurs d'interagir avec le système de chat. Chaque composant joue un rôle spécifique dans l'ensemble du système, depuis la gestion des comptes utilisateur jusqu'à la transmission des messages entre les utilisateurs connectés. La coordination entre les différents processus, qu'ils soient exécutés en C ou en Java, est essentielle pour assurer le bon fonctionnement de l'application de chat distribué.</text:p>
      <text:p text:style-name="P9"/>
      <text:p text:style-name="P23"/>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02T22:32:16.781961506</meta:creation-date>
    <dc:date>2024-05-03T05:08:11.932741481</dc:date>
    <meta:editing-duration>PT25M29S</meta:editing-duration>
    <meta:editing-cycles>7</meta:editing-cycles>
    <meta:generator>LibreOffice/6.4.7.2$Linux_X86_64 LibreOffice_project/40$Build-2</meta:generator>
    <meta:document-statistic meta:table-count="0" meta:image-count="0" meta:object-count="0" meta:page-count="4" meta:paragraph-count="66" meta:word-count="1197" meta:character-count="8056" meta:non-whitespace-character-count="6653"/>
  </office:meta>
</office:document-meta>
</file>